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90000007D466F1C0C18F5E56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ed76" officeooo:paragraph-rsid="0013ed76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Banco de Alimentos ONG</text:p>
      <text:p text:style-name="P1">Pablo Lagarejos</text:p>
      <text:p text:style-name="P1"/>
      <text:p text:style-name="P1"/>
      <text:p text:style-name="P1"><draw:frame draw:style-name="fr1" draw:name="Imagen1" text:anchor-type="char" svg:width="17cm" svg:height="12.598cm" draw:z-index="0"><draw:image xlink:href="Pictures/1000020100000A90000007D466F1C0C18F5E56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5:48:57.614000000</meta:creation-date>
    <dc:date>2022-01-19T15:51:04.458000000</dc:date>
    <meta:editing-duration>PT2M7S</meta:editing-duration>
    <meta:editing-cycles>1</meta:editing-cycles>
    <meta:document-statistic meta:table-count="0" meta:image-count="1" meta:object-count="0" meta:page-count="1" meta:paragraph-count="2" meta:word-count="7" meta:character-count="47" meta:non-whitespace-character-count="42"/>
    <meta:generator>LibreOffice/7.1.4.2$Windows_X86_64 LibreOffice_project/a529a4fab45b75fefc5b6226684193eb000654f6</meta:generator>
  </office:meta>
</office:document-meta>
</file>